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Heading_20_3">
      <style:text-properties fo:font-size="12pt" style:font-size-asian="12pt" style:font-size-complex="12pt"/>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1"/>
    <style:style style:name="T1" style:family="text">
      <style:text-properties fo:font-style="normal" style:font-style-asian="normal" style:font-style-complex="normal"/>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 Den glade piraten</text:h>
      <text:p text:style-name="P1"/>
      <text:h text:style-name="Heading_20_2" text:outline-level="2">Bakgrund och problembeskrivning</text:h>
      <text:p text:style-name="P2">Den glade piraten <text:span text:style-name="T1">är en båtklubb som hyr ut båtplatser till sina medlemmar, och har under den senaste tiden växt väldigt mycket i antalet medlemmar. Detta har skapat en mängd en mängd problem eftersom allt sköts manuellt och det blir alldeles för mycket jobb.</text:span></text:p>
      <text:p text:style-name="P4">Medlemmarna tycker att det är jobbigt att behöva kontakta kontoret varje gång de vill ändra i sina uppgifter, och att byta platser med andra medlemmar. Arbetet med hitta rätt plats för rätt båt samtidigt som båtägarna själva vill ha lite valfrihet behöver förenklas.</text:p>
      <text:p text:style-name="P4">Klubbens kassör vill också förenkla sitt arbete med att ta emot betalningar från medlemmarna, då det blir alldeles för rörigt och klubben förlorar mycket pengar då de inte kan hålla koll på vilka som betalat eller inte.</text:p>
      <text:h text:style-name="Heading_20_2" text:outline-level="2">Användargrupper</text:h>
      <text:h text:style-name="P3" text:outline-level="3">Båtklubbens medlemmar</text:h>
      <text:p text:style-name="Text_20_body"><text:span text:style-name="T2">Båtägare som kanske ofta är i medelåldern och mer intresserade av friluftslivet än att använda datorer och annan teknik.</text:span></text:p>
      <text:h text:style-name="Heading_20_3" text:outline-level="3"><text:span text:style-name="T2">Sekreterare</text:span></text:h>
      <text:p text:style-name="Text_20_body"><text:span text:style-name="T2">Anställd som troligtvis har bra datavana. Arbetar med uppgifter om medlemmar och båtar. Är mycket i kontakt med medlemmarna. </text:span></text:p>
      <text:h text:style-name="Heading_20_3" text:outline-level="3"><text:span text:style-name="T2">Kassör</text:span></text:h>
      <text:p text:style-name="Text_20_body"><text:span text:style-name="T2">Bra datavana. Använder datorer för uträkningar och att hålla koll på ekonomin.</text:span></text:p>
      <text:h text:style-name="Heading_20_2" text:outline-level="2">Intressenter</text:h>
      <text:h text:style-name="Heading_20_2" text:outline-level="2"><text:span text:style-name="T3">Medlemsansvarig</text:span><text:span text:style-name="T4"> </text:span></text:h>
      <text:p text:style-name="Text_20_body">har ansvar för medlemsregistret.</text:p>
      <text:h text:style-name="Heading_20_3" text:outline-level="3"><text:span text:style-name="T3">Ekonomiansvarig</text:span></text:h>
      <text:p text:style-name="Text_20_body">har ansvar för ekonomin.</text:p>
      <text:h text:style-name="P3" text:outline-level="3">Räddningstjänsten</text:h>
      <text:p text:style-name="P5"><text:span text:style-name="T5">Har synpunkter på registret med båtar och dess båtplatser.</text:span></text:p>
      <text:h text:style-name="Heading_20_3" text:outline-level="3"><text:span text:style-name="T2">Nationella båtregistret</text:span></text:h>
      <text:p text:style-name="P5"><text:span text:style-name="T5">En av deras tjänster ska användas för att leta upp uppgifter om båtarna.</text:span></text:p>
      <text:h text:style-name="Heading_20_2" text:outline-level="2"><text:soft-page-break/>Liknande/Konkurrerande system</text:h>
      <text:h text:style-name="P3" text:outline-level="3">Mawik Medlemsregister</text:h>
      <text:list xml:id="list1674892695640414792" text:style-name="L1">
        <text:list-item>
          <text:p text:style-name="P6"><text:span text:style-name="T2">Gratis.</text:span></text:p>
        </text:list-item>
        <text:list-item>
          <text:p text:style-name="P6"><text:span text:style-name="T2">Enkelt att hantera medlemsuppgifter.</text:span></text:p>
        </text:list-item>
        <text:list-item>
          <text:p text:style-name="P6"><text:span text:style-name="T2">Enkelt att hålla koll på avgifter och se vem som har betalat.</text:span></text:p>
        </text:list-item>
        <text:list-item>
          <text:p text:style-name="P6"><text:span text:style-name="T2">Funktioner för enkel fakturering.</text:span></text:p>
        </text:list-item>
        <text:list-item>
          <text:p text:style-name="P6"><text:span text:style-name="T2">Finns inget användargränssnitt för medlemmarna. Endast för administrationen.</text:span></text:p>
        </text:list-item>
        <text:list-item>
          <text:p text:style-name="P6"><text:span text:style-name="T2">Osäkert om det går att koppla upp mot det nationella båtregistrets tjänster.</text:span></text:p>
        </text:list-item>
      </text:list>
      <text:p text:style-name="Text_20_body"><text:span text:style-name="T2"/></text:p>
      <text:h text:style-name="Heading_20_2" text:outline-level="2">Baskrav</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Henrik Gabrielsson<text:tab/>Iterativ Mjukvaruutveckling<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29T08:49:23.12</meta:creation-date>
    <dc:date>2013-12-03T15:54:52.93</dc:date>
    <dc:creator>Henrik Gabrielsson</dc:creator>
    <meta:editing-duration>PT2H41M39S</meta:editing-duration>
    <meta:editing-cycles>111</meta:editing-cycles>
    <meta:generator>OpenOffice/4.0.1$Win32 OpenOffice.org_project/401m5$Build-9714</meta:generator>
    <meta:document-statistic meta:table-count="0" meta:image-count="0" meta:object-count="0" meta:page-count="2" meta:paragraph-count="31" meta:word-count="279" meta:character-count="1845"/>
  </office:meta>
</office:document-meta>
</file>